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HttpHandlerAdapter.ReactorHttpHandlerAdapter( HttpHandler http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HttpHandlerAdapter.apply( HttpServerRequest reactorRequest , HttpServerResponse reactor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